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ONTRERAS GARCIA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01771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N MARTIN DE PANGO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156117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ONTRERAS GARCIA CARME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01771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1 561 17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3/08/2021</text:p>
          </table:table-cell>
          <table:table-cell table:style-name="Tabla2.A3" office:value-type="string">
            <text:p text:style-name="P16">5127147</text:p>
          </table:table-cell>
          <table:table-cell table:style-name="Tabla2.D3" office:value-type="string">
            <text:p text:style-name="P17">6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3:46:1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